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a0d3c" officeooo:paragraph-rsid="000a0d3c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0d3c" officeooo:paragraph-rsid="000a0d3c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0a0d3c" officeooo:paragraph-rsid="000a0d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0a841b" officeooo:paragraph-rsid="000a841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0a0d3c" officeooo:paragraph-rsid="000a0d3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0f2667" officeooo:paragraph-rsid="000f2667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0f2667" officeooo:paragraph-rsid="000f2667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0f4427" officeooo:paragraph-rsid="000f4427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0e8b4" officeooo:paragraph-rsid="0010e8b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Inconsolata" fo:font-weight="normal" officeooo:rsid="000a841b" officeooo:paragraph-rsid="000a841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Inconsolata" fo:font-weight="normal" officeooo:rsid="000d4a8d" officeooo:paragraph-rsid="000d4a8d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Inconsolata" fo:font-weight="normal" officeooo:rsid="000d4a8d" officeooo:paragraph-rsid="000d4a8d" style:font-weight-asian="normal" style:font-weight-complex="normal"/>
    </style:style>
    <style:style style:name="T1" style:family="text">
      <style:text-properties officeooo:rsid="000d4a8d"/>
    </style:style>
    <style:style style:name="T2" style:family="text">
      <style:text-properties fo:background-color="#ffff00" loext:char-shading-value="0"/>
    </style:style>
    <style:style style:name="T3" style:family="text">
      <style:text-properties style:font-name="Inconsolata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2">Chapter <text:span text:style-name="T1">4 </text:span>Homework</text:p>
      <text:p text:style-name="P2"/>
      <text:p text:style-name="P3">Multiple Choice</text:p>
      <text:p text:style-name="P6"/>
      <text:section text:style-name="Sect1" text:name="Section1">
        <text:list xml:id="list1365964259725275271" text:style-name="L1">
          <text:list-item>
            <text:p text:style-name="P14">B</text:p>
          </text:list-item>
          <text:list-item>
            <text:p text:style-name="P14">D</text:p>
          </text:list-item>
          <text:list-item>
            <text:p text:style-name="P14">A</text:p>
          </text:list-item>
          <text:list-item>
            <text:p text:style-name="P14">B</text:p>
          </text:list-item>
          <text:list-item>
            <text:p text:style-name="P14">C</text:p>
          </text:list-item>
          <text:list-item>
            <text:p text:style-name="P14">D</text:p>
          </text:list-item>
          <text:list-item>
            <text:p text:style-name="P14">A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A</text:p>
          </text:list-item>
          <text:list-item>
            <text:p text:style-name="P14">A</text:p>
          </text:list-item>
          <text:list-item>
            <text:p text:style-name="P14">C</text:p>
          </text:list-item>
          <text:list-item>
            <text:p text:style-name="P14">C</text:p>
          </text:list-item>
          <text:list-item>
            <text:p text:style-name="P14">B</text:p>
          </text:list-item>
        </text:list>
      </text:section>
      <text:p text:style-name="P7"/>
      <text:p text:style-name="P4">True and False</text:p>
      <text:p text:style-name="P9"/>
      <text:section text:style-name="Sect1" text:name="Section2">
        <text:list xml:id="list4179550024092294388" text:style-name="L2">
          <text:list-item>
            <text:p text:style-name="P15">Fals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False</text:p>
          </text:list-item>
          <text:list-item>
            <text:p text:style-name="P15">True</text:p>
          </text:list-item>
        </text:list>
      </text:section>
      <text:p text:style-name="P8"/>
      <text:p text:style-name="P4">Find the Error</text:p>
      <text:p text:style-name="P4"/>
      <text:p text:style-name="P8">Changes have been highlighted.</text:p>
      <text:p text:style-name="P5"/>
      <text:p text:style-name="P21">if (average <text:span text:style-name="T2">==</text:span> 100)</text:p>
      <text:p text:style-name="P21"><text:s text:c="4"/>System.out.println("Perfect Average!");</text:p>
      <text:p text:style-name="P20"/>
      <text:p text:style-name="P4">Algorithm Workbench</text:p>
      <text:p text:style-name="P5"/>
      <text:list xml:id="list8311188703994864383" text:style-name="L3">
        <text:list-item>
          <text:p text:style-name="P22">// Better: x = y == 10 ? 0 : 1;<text:line-break/>if (y == 10)<text:line-break/> <text:s text:c="3"/>x = 0;<text:line-break/>else x = 1;</text:p>
        </text:list-item>
      </text:list>
      <text:p text:style-name="P8"/>
      <text:p text:style-name="P11">Short Answer</text:p>
      <text:p text:style-name="P10"/>
      <text:list xml:id="list8831257517786203338" text:style-name="L4">
        <text:list-item>
          <text:p text:style-name="P18">A statement is conditionally executed when there are a certain set of requirements for the statement to be run.</text:p>
        </text:list-item>
        <text:list-item>
          <text:p text:style-name="P18">There is no semicolon placed after the <text:span text:style-name="T3">if</text:span> condition, doing so will cause an error.</text:p>
        </text:list-item>
        <text:list-item>
          <text:p text:style-name="P18">Indentation improves clarity of code by showing the nesting of logical groups of code visually.</text:p>
        </text:list-item>
        <text:list-item>
          <text:p text:style-name="P18">You'll get an error, the <text:span text:style-name="T3">==</text:span> operator only compares naive types.</text:p>
        </text:list-item>
        <text:list-item>
          <text:p text:style-name="P19">A flag variable indicates whether a condition exists in a program. It should be a <text:span text:style-name="T3">boolean</text:span>.</text:p>
        </text:list-item>
        <text:list-item>
          <text:p text:style-name="P19">If none of the conditions are satisfied, nothing will happ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0:32:47.903753342</meta:creation-date>
    <dc:date>2014-09-29T00:49:17.136299303</dc:date>
    <meta:editing-duration>PT49M41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37" meta:word-count="182" meta:character-count="869" meta:non-whitespace-character-count="743"/>
  </office:meta>
</office:document-meta>
</file>